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9.409cm"/>
    </style:style>
    <style:style style:name="co4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8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</office:automatic-styles>
  <office:body>
    <office:spreadsheet>
      <table:table table:name="list_2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8"/>
        <table:table-column table:style-name="co1" table:default-cell-style-name="ce9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3">
            <text:p>3</text:p>
          </table:table-cell>
          <table:table-cell table:style-name="ce7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BC-2:1</text:p>
          </table:table-cell>
          <table:table-cell table:formula="of:=COUNTIF(entries_item;[.B3])" office:value-type="float" office:value="2">
            <text:p>2</text:p>
          </table:table-cell>
          <table:table-cell table:style-name="ce7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4])" office:value-type="float" office:value="2">
            <text:p>2</text:p>
          </table:table-cell>
          <table:table-cell table:style-name="ce7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5])" office:value-type="float" office:value="1">
            <text:p>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17T01:04:32.79">
            <text:p>2021/5/17 1:04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7T01:04:32.79">
            <text:p>2021/5/17 1:04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24];list_of_ingredients;2;0)" office:value-type="string" office:string-value="B">
            <text:p>B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25];list_of_ingredients;2;0)" office:value-type="string" office:string-value="A">
            <text:p>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26];list_of_ingredients;2;0)" office:value-type="string" office:string-value="D">
            <text:p>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27];list_of_ingredients;2;0)" office:value-type="string" office:string-value="C">
            <text:p>C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28];list_of_ingredients;2;0)" office:value-type="string" office:string-value="E">
            <text:p>E</text:p>
          </table:table-cell>
          <table:table-cell table:style-name="Default" table:number-columns-repeated="5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18"/>
        <table:table-column table:style-name="co1" table:default-cell-style-name="ce19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default-cell-style-name="ce17"/>
        <table:table-column table:style-name="co1" table:default-cell-style-name="ce24"/>
        <table:table-column table:style-name="co2" table:default-cell-style-name="ce25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-1:2</text:p>
          </table:table-cell>
          <table:table-cell table:style-name="ce20" office:value-type="string">
            <text:p>1:2</text:p>
          </table:table-cell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-1:2</text:p>
          </table:table-cell>
          <table:table-cell table:style-name="ce20" office:value-type="string">
            <text:p>1:2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-2:1</text:p>
          </table:table-cell>
          <table:table-cell table:style-name="ce20" office:value-type="string">
            <text:p>2:1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-1:2</text:p>
          </table:table-cell>
          <table:table-cell office:value-type="string">
            <text:p>1: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-2:2:3</text:p>
          </table:table-cell>
          <table:table-cell office:value-type="string">
            <text:p>2:2:3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C-2:1</text:p>
          </table:table-cell>
          <table:table-cell office:value-type="string">
            <text:p>2:1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/>
          <table:table-cell office:value-type="string">
            <text:p>CD-1:2</text:p>
          </table:table-cell>
          <table:table-cell office:value-type="string">
            <text:p>1: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/>
          <table:table-cell office:value-type="string">
            <text:p>AB-1:2</text:p>
          </table:table-cell>
          <table:table-cell office:value-type="string">
            <text:p>1: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/>
          <table:table-cell table:style-name="ce18" office:value-type="string">
            <text:p>CD-2: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/>
          <table:table-cell office:value-type="string">
            <text:p>AC-1:2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17T01:03:04.18">
            <text:p>2021/5/17 1:03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7T01:03:04.18">
            <text:p>2021/5/17 1:03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24];list_of_ingredients;2;0)" office:value-type="string" office:string-value="A">
            <text:p>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25];list_of_ingredients;2;0)" office:value-type="string" office:string-value="B">
            <text:p>B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26];list_of_ingredients;2;0)" office:value-type="string" office:string-value="C">
            <text:p>C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27];list_of_ingredients;2;0)" office:value-type="string" office:string-value="D">
            <text:p>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28];list_of_ingredients;2;0)" office:value-type="string" office:string-value="E">
            <text:p>E</text:p>
          </table:table-cell>
          <table:table-cell table:style-name="Default" table:number-columns-repeated="5"/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</table:table-row>
        <table:named-expressions/>
      </table:table>
      <table:table table:name="1" table:style-name="ta1" table:print="false">
        <table:table-column table:style-name="co1" table:default-cell-style-name="ce27"/>
        <table:table-column table:style-name="co3" table:default-cell-style-name="ce28"/>
        <table:table-column table:style-name="co1" table:default-cell-style-name="ce27"/>
        <table:table-column table:style-name="co4" table:default-cell-style-name="ce31"/>
        <table:table-column table:style-name="co1" table:default-cell-style-name="ce28"/>
        <table:table-column table:style-name="co1" table:default-cell-style-name="ce32"/>
        <table:table-column table:style-name="co1" table:default-cell-style-name="ce27"/>
        <table:table-column table:style-name="co1" table:default-cell-style-name="ce33"/>
        <table:table-column table:style-name="co2" table:default-cell-style-name="ce34"/>
        <table:table-column table:style-name="co1" table:default-cell-style-name="ce10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string">
            <text:p>A</text:p>
          </table:table-cell>
          <table:table-cell office:value-type="string">
            <text:p>セージ</text:p>
          </table:table-cell>
          <table:table-cell table:style-name="ce26" office:value-type="string">
            <text:p>A</text:p>
          </table:table-cell>
          <table:table-cell table:style-name="ce29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string">
            <text:p>B</text:p>
          </table:table-cell>
          <table:table-cell office:value-type="string">
            <text:p>ディル</text:p>
          </table:table-cell>
          <table:table-cell table:style-name="ce26" office:value-type="string">
            <text:p>B</text:p>
          </table:table-cell>
          <table:table-cell table:style-name="ce30"/>
          <table:table-cell table:number-columns-repeated="2"/>
          <table:table-cell table:style-name="ce2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string">
            <text:p>C</text:p>
          </table:table-cell>
          <table:table-cell office:value-type="string">
            <text:p>オオバ</text:p>
          </table:table-cell>
          <table:table-cell table:style-name="ce26" office:value-type="string">
            <text:p>C</text:p>
          </table:table-cell>
          <table:table-cell table:style-name="ce30"/>
          <table:table-cell table:number-columns-repeated="2"/>
          <table:table-cell table:style-name="ce2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30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7T01:04:32.79">
            <text:p>2021/5/17 1:04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C$10" table:cell-range-address="$'1'.$B$2:.$C$10"/>
        <table:named-range table:name="entries_item" table:base-cell-address="$list.$C$20" table:cell-range-address="$list.$C$2:.$C$20"/>
      </table:named-expressions>
      <table:database-ranges>
        <table:database-range table:target-range-address="list.D24:list.E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7">2021/05/17</text:date>, <text:time>01:04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5-17T01:04:32.69</dc:date>
    <dc:creator>iwabuchi ken</dc:creator>
    <meta:editing-duration>PT3H37M59S</meta:editing-duration>
    <meta:editing-cycles>53</meta:editing-cycles>
    <meta:generator>OpenOffice/4.1.3$Win32 OpenOffice.org_project/413m1$Build-9783</meta:generator>
    <meta:document-statistic meta:table-count="3" meta:cell-count="217" meta:object-count="0"/>
  </office:meta>
</office:document-meta>
</file>